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722ab" officeooo:paragraph-rsid="000722ab"/>
    </style:style>
    <style:style style:name="P2" style:family="paragraph" style:parent-style-name="Standard">
      <style:text-properties officeooo:paragraph-rsid="00051f8b"/>
    </style:style>
    <style:style style:name="P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paragraph-rsid="00051f8b"/>
    </style:style>
    <style:style style:name="P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051f8b" officeooo:paragraph-rsid="00051f8b"/>
    </style:style>
    <style:style style:name="P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</style:style>
    <style:style style:name="P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paragraph-rsid="000557a3"/>
    </style:style>
    <style:style style:name="P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0557a3" officeooo:paragraph-rsid="000557a3"/>
    </style:style>
    <style:style style:name="P9" style:family="paragraph" style:parent-style-name="Standard" style:list-style-name="L1">
      <loext:graphic-properties draw:fill="none"/>
      <style:paragraph-properties fo:background-color="transparent"/>
      <style:text-properties officeooo:rsid="000557a3" officeooo:paragraph-rsid="000557a3"/>
    </style:style>
    <style:style style:name="P10" style:family="paragraph" style:parent-style-name="Standard" style:list-style-name="L2">
      <loext:graphic-properties draw:fill="none"/>
      <style:paragraph-properties fo:background-color="transparent"/>
      <style:text-properties officeooo:rsid="000557a3" officeooo:paragraph-rsid="000557a3"/>
    </style:style>
    <style:style style:name="P11" style:family="paragraph" style:parent-style-name="Standard" style:list-style-name="L2">
      <loext:graphic-properties draw:fill="none"/>
      <style:paragraph-properties fo:background-color="transparent"/>
      <style:text-properties officeooo:paragraph-rsid="000557a3"/>
    </style:style>
    <style:style style:name="P12" style:family="paragraph" style:parent-style-name="Standard" style:list-style-name="L2">
      <loext:graphic-properties draw:fill="none"/>
      <style:paragraph-properties fo:background-color="transparent"/>
      <style:text-properties officeooo:rsid="000722ab" officeooo:paragraph-rsid="000722ab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1.5in" fo:margin-right="0in" fo:text-indent="-1.5in" style:auto-text-indent="false" fo:background-color="transparent">
        <style:tab-stops>
          <style:tab-stop style:position="1.25in"/>
        </style:tab-stops>
      </style:paragraph-properties>
      <style:text-properties officeooo:rsid="000722ab" officeooo:paragraph-rsid="000722ab"/>
    </style:style>
    <style:style style:name="P14" style:family="paragraph" style:parent-style-name="Standard" style:master-page-name="">
      <loext:graphic-properties draw:fill="none" draw:fill-gradient-name="gradient" draw:fill-hatch-name="hatch"/>
      <style:paragraph-properties fo:margin-left="1.5in" fo:margin-right="0in" fo:text-indent="-1.5in" style:auto-text-indent="false" style:page-number="auto" fo:background-color="transparent" fo:keep-with-next="always">
        <style:tab-stops>
          <style:tab-stop style:position="1.25in"/>
        </style:tab-stops>
      </style:paragraph-properties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5in" fo:margin-right="0in" fo:text-indent="-1.5in" style:auto-text-indent="false" fo:background-color="transparent" fo:keep-with-next="always">
        <style:tab-stops>
          <style:tab-stop style:position="1.25in"/>
        </style:tab-stops>
      </style:paragraph-properties>
    </style:style>
    <style:style style:name="P16" style:family="paragraph" style:parent-style-name="Standard">
      <style:text-properties officeooo:paragraph-rsid="0008ee8a"/>
    </style:style>
    <style:style style:name="P17" style:family="paragraph" style:parent-style-name="Standard">
      <style:text-properties officeooo:rsid="0008ee8a" officeooo:paragraph-rsid="0008ee8a"/>
    </style:style>
    <style:style style:name="T1" style:family="text">
      <style:text-properties officeooo:rsid="000496ca"/>
    </style:style>
    <style:style style:name="T2" style:family="text">
      <style:text-properties officeooo:rsid="00051f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 officeooo:rsid="00051f8b"/>
    </style:style>
    <style:style style:name="T5" style:family="text">
      <style:text-properties officeooo:rsid="000557a3"/>
    </style:style>
    <style:style style:name="T6" style:family="text">
      <style:text-properties officeooo:rsid="000722ab"/>
    </style:style>
    <style:style style:name="T7" style:family="text">
      <style:text-properties officeooo:rsid="0008ee8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jects in the Project</text:h>
      <text:h text:style-name="Heading_20_2" text:outline-level="2"><text:span text:style-name="T1">General MVC </text:span><text:span text:style-name="T2">knowledge</text:span></text:h>
      <text:p text:style-name="P2">The controller is the function that marshalls all views against the model.</text:p>
      <text:p text:style-name="Standard">Only the model persists data.</text:p>
      <text:p text:style-name="Standard">The model must be rigorously monitored (in design) to be only minimum/sufficient ... as little derived as possible.</text:p>
      <text:p text:style-name="Standard">The model must minimize the duplicaiton of data.</text:p>
      <text:p text:style-name="Standard">The model must not span objects/subjects that are completely disjoint.</text:p>
      <text:p text:style-name="Standard">display(view &amp; controller) and analyzer(a complicated control) ask model about how to work</text:p>
      <text:p text:style-name="Standard"/>
      <text:h text:style-name="Heading_20_1" text:outline-level="1">Human and machine Factors</text:h>
      <text:p text:style-name="Standard">Vertical has display as dB and as direct value.</text:p>
      <text:p text:style-name="Standard">Horizontal has only direct value.</text:p>
      <text:p text:style-name="Standard">Direct value can have linear and log gridding.</text:p>
      <text:p text:style-name="Standard">dB only makes sense to have linear gridding.</text:p>
      <text:p text:style-name="Standard">Negative amplitude only makes sense in re/im or the phase of rad/th</text:p>
      <text:p text:style-name="Standard">No human should be asked to squint to a grid spacing smaller than 50 pixels.</text:p>
      <text:p text:style-name="Standard">That says that the 1/2/5 means that the biggest pixel spacing will be 100. Maybe <text:s/>We'll See.</text:p>
      <text:p text:style-name="Standard">*/</text:p>
      <text:p text:style-name="Standard">/*</text:p>
      <text:p text:style-name="Standard">==== Grid factors</text:p>
      <text:p text:style-name="Standard"><text:s text:c="2"/>dB/Lin (but we won't even begin to address this for now.</text:p>
      <text:p text:style-name="Standard"><text:s text:c="2"/>Number of span <text:s text:c="2"/>pixels on the screen</text:p>
      <text:p text:style-name="Standard"><text:s text:c="2"/>Number of span <text:s text:c="2"/>grids on the screen</text:p>
      <text:p text:style-name="Standard"><text:s text:c="2"/>IMPORTANT let the user operate in a freq/per/grid mode <text:s/>And then the span will become constrained by grid size pixel norms.</text:p>
      <text:p text:style-name="Standard"><text:s text:c="2"/></text:p>
      <text:p text:style-name="Standard">Center-span Mode - set the mid <text:s text:c="5"/>-- set the span <text:s text:c="2"/>-- top/bottom are derived <text:s text:c="23"/>-- grids need ferreting out.</text:p>
      <text:p text:style-name="Standard"><text:s text:c="2"/>Top-span <text:s text:c="3"/>Mode - set the top <text:s text:c="5"/>-- set the span <text:s text:c="2"/>-- bottom <text:s text:c="5"/>is derived, center is irrelevant <text:s/>-- grids need ferreting out.</text:p>
      <text:p text:style-name="Standard"><text:s text:c="2"/>Bottom-span Mode - set the bottom <text:s text:c="2"/>-- set the span <text:s text:c="2"/>-- top <text:s text:c="8"/>is derived, center is irrelevant <text:s/>-- grids need ferreting out.</text:p>
      <text:p text:style-name="Standard"><text:s text:c="2"/>Ends <text:s text:c="7"/>Mode - set the top <text:s text:c="5"/>-- set the bottom -- span <text:s text:c="7"/>is derived, center is irrelevant <text:s/>-- grids need ferreting out.</text:p>
      <text:p text:style-name="Standard"><text:s text:c="17"/>If center is off of 1/2/5/ then draw a light line at the center and always keep 1/2/5 drawn dark (if center is setting)</text:p>
      <text:p text:style-name="Standard"><text:s text:c="17"/>span means either top-bottim OR x per grid</text:p>
      <text:p text:style-name="Standard"><text:s text:c="17"/>allow arbitrary x per grid</text:p>
      <text:p text:style-name="Standard"/>
      <text:h text:style-name="Heading_20_1" text:outline-level="1"><text:soft-page-break/>Nomenclature</text:h>
      <text:p text:style-name="P14"><text:span text:style-name="T3">start</text:span><text:tab/>Lowest freq, at the left end of the screen</text:p>
      <text:p text:style-name="P15"><text:span text:style-name="T3">center</text:span><text:tab/>Center freq, at the equilateral middle of the view screen. <text:s/>Not relevant in Log</text:p>
      <text:p text:style-name="P15"><text:span text:style-name="T3">stop</text:span><text:tab/>Highest freq, at the right edge of the screen</text:p>
      <text:p text:style-name="P15"><text:span text:style-name="T3">span</text:span><text:tab/>The difference between the right edge and the left edge (Hz or decades, whole number decades <text:span text:style-name="T6">maybe needs to be enforced, not whole numbers of grids</text:span>)</text:p>
      <text:p text:style-name="P15"><text:span text:style-name="T3">top</text:span><text:tab/>Highest amplitude, top edge of the view screen</text:p>
      <text:p text:style-name="P15"><text:span text:style-name="T3">center</text:span><text:tab/>Just like frequency, also not relevant in Log display mode.</text:p>
      <text:p text:style-name="P15"><text:span text:style-name="T3">bottom</text:span><text:tab/>Lowest amplitude, bottom edge of the view screen</text:p>
      <text:p text:style-name="P13"><text:span text:style-name="T3">magnification</text:span><text:tab/>Ratio of frequency points to pixel points to be displayed.</text:p>
      <text:p text:style-name="P15"/>
      <text:h text:style-name="Heading_20_1" text:outline-level="1">Sampled Domain Tutorial</text:h>
      <text:p text:style-name="P5">There are three sampled domains, the time signal, the frequency signal and the screen dots.</text:p>
      <text:p text:style-name="P6"/>
      <text:p text:style-name="P6">Time Signal is all taken care of in ScopeVert. <text:s/>Watch out for the end times when the scope display demand is not the same length of samples as the freq analysis demand.</text:p>
      <text:p text:style-name="P6"/>
      <text:p text:style-name="P6">Frequency Signal is defined here. <text:s/>It is the array of values from <text:span text:style-name="T2">the time-to-frequency transform operation</text:span>. <text:s/>There are a few problems to solve.</text:p>
      <text:p text:style-name="P6">Apodization needs to be handled here, <text:span text:style-name="T2">but applied to time array, so those samples properties are relevant</text:span>.</text:p>
      <text:p text:style-name="P3">Short sequences use DFT and long sequences use FFT.</text:p>
      <text:p text:style-name="P3"><text:span text:style-name="T2">Currently either goes above 2048 and it bops to FFT with 2</text:span><text:span text:style-name="T4">k</text:span><text:span text:style-name="T2"> as the only legal vector length.</text:span></text:p>
      <text:p text:style-name="P4">In the future, allow the user to spec the time DFT/FFT explicitly.</text:p>
      <text:p text:style-name="P6">Both DFT and FFT have N time elements generally not exactly displayed over in the scope. <text:s/>Some <text:span text:style-name="T2">f</text:span>uture revision of chert will highlite the portion of the time display that yields the frequency anlysis.</text:p>
      <text:p text:style-name="P7"><text:span text:style-name="T5">The</text:span> real <text:span text:style-name="T5">vs re/im</text:span> <text:span text:style-name="T5">thing needs implementation</text:span>.</text:p>
      <text:p text:style-name="P6"/>
      <text:p text:style-name="P6">The fastest way to analyze a time signal is with an equal number of complex sinusoids from DC to the nyquist frequency.</text:p>
      <text:p text:style-name="P8">The sub-range frequency analysis thing hasn’t been addressed, but takes massive functionaity to dig out a sub-range and just get the transform of that. This can’t be done in time domain straight away. Generally, you need to get a longer time-length starting vector to get the big number of samples for the fine-frequency sub-range to be looked at. It has to be:</text:p>
      <text:list xml:id="list3967264879" text:style-name="L1">
        <text:list-item>
          <text:list>
            <text:list-item>
              <text:p text:style-name="P9">brick-wall filtered on the big big time function.</text:p>
            </text:list-item>
            <text:list-item>
              <text:p text:style-name="P9">modulated down to baseband.</text:p>
            </text:list-item>
            <text:list-item>
              <text:p text:style-name="P9">decimated (more formally resampled/down-sampled)</text:p>
            </text:list-item>
            <text:list-item>
              <text:p text:style-name="P9">re-spec-an’d with the offset range spec fed to the display for accurate gridding and scaling.</text:p>
            </text:list-item>
          </text:list>
        </text:list-item>
      </text:list>
      <text:p text:style-name="P6"/>
      <text:p text:style-name="P7"><text:span text:style-name="T5">The way to take frequency-domain-quantized data to present as pixel-domain-gridded (interpolate/decimate) you can:</text:span></text:p>
      <text:list xml:id="list1620945585" text:style-name="L2">
        <text:list-item>
          <text:p text:style-name="P11">sinc() - <text:span text:style-name="T5">purists like this.</text:span></text:p>
        </text:list-item>
        <text:list-item>
          <text:p text:style-name="P11">Zero-order hold, <text:span text:style-name="T5">pretty common, still has a question of choosing. Start of pixel-span … end of pixel span … center of pixel span … </text:span><text:span text:style-name="T6">This comes for free (last sample in pixel-span) when you use the draw functiion straigh-away WHEN you are in more-freq-than-pixel magnification.</text:span></text:p>
        </text:list-item>
        <text:list-item>
          <text:p text:style-name="P10"><text:soft-page-break/>linear interpolate … This comes for free if you use the draw function straight-away <text:span text:style-name="T6">WHEN you are in more-pixel-than-freq magnification</text:span>.</text:p>
        </text:list-item>
        <text:list-item>
          <text:p text:style-name="P12">[min|max|average] even with stdev bars, all 3 or only one. Pretty compute intensive per pixel but yields LOTS of information.</text:p>
        </text:list-item>
        <text:list-item>
          <text:p text:style-name="P10">WARNING - using draw function straight-away might way over-tax compute demands as you draw a bunch of deely sub-pixel frequency spannings all onto one pixel.</text:p>
        </text:list-item>
        <text:list-item>
          <text:p text:style-name="P10">When there are lots more pixels than frequency objects … well … all thes above discussions are still valid.</text:p>
        </text:list-item>
      </text:list>
      <text:p text:style-name="Standard"/>
      <text:h text:style-name="P1" text:outline-level="1">Other Stuff</text:h>
      <text:p text:style-name="P16"><text:span text:style-name="T7">For I|Q signals … </text:span></text:p>
      <text:p text:style-name="P16">near-carrier phase noise. <text:span text:style-name="T7">All of hematite is working on this right now.</text:span></text:p>
      <text:p text:style-name="Standard">but actually you'd really want to see pos-neg asymmetries, now wouldn't you. <text:s/>Pos/neg overlay! <text:s/>Patent it! <text:s/>Invented Thurs 2010-10-24 8:05 Central DST Time, US, Van Alstyne TX 75495.</text:p>
      <text:p text:style-name="P17">For a stated carrier, and a stated bandwidth, use some kind of technique (time or frequency) to derive “twist” of the signal. This is super-relevant for data signals where a right-hand or left-hand procession around the grid of digital data nexus locations FEELS like a carrier offset.</text:p>
      <text:p text:style-name="Standard"><text:s/>- coherent-carrier demodulated down to DC (but we have to synthesize the carrier frequency) just doesn't make sense as log.</text:p>
      <text:p text:style-name="Standard"><text:s/>- broadband baseband stuff ... audio channels, noise-floor analysis, impulse responses. <text:s/>Can be log or linear and only makes sense</text:p>
      <text:p text:style-name="Standard">as Real in the time domain stuff.</text:p>
      <text:p text:style-name="Standard"><text:s/>- But damn, what about a really cool filter that has a complex component, Hilbert kind of stuff. Linear or log+flipped.</text:p>
      <text:p text:style-name="Standard"/>
      <text:p text:style-name="Standard">OK, so that answers it. <text:s/>I will have a Log with Complex then a Flip and an overlay of flipped/unflipped! <text:s/>Like I said above</text:p>
      <text:p text:style-name="Standard">Patent it.</text:p>
      <text:p text:style-name="Standard"><text:s/>- Linear -- { (start,center) | (start,stop) | (center,stop) | (start,span) | (center,span) | (stop,span) }</text:p>
      <text:p text:style-name="Standard"><text:s/>- Log -- { (start,stop) | (start|decades) | (stop|decades) }</text:p>
      <text:p text:style-name="Standard"/>
      <text:p text:style-name="Standard">Persistance:</text:p>
      <text:p text:style-name="Standard"><text:s/>- Linear --</text:p>
      <text:p text:style-name="Standard"><text:s/>- Log --</text:p>
      <text:p text:style-name="Standard">*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09:52:31.532904068</meta:creation-date>
    <meta:generator>LibreOffice/7.3.7.2$Linux_X86_64 LibreOffice_project/30$Build-2</meta:generator>
    <dc:date>2023-04-15T10:46:27.563836126</dc:date>
    <meta:editing-duration>PT6M47S</meta:editing-duration>
    <meta:editing-cycles>1</meta:editing-cycles>
    <meta:document-statistic meta:table-count="0" meta:image-count="0" meta:object-count="0" meta:page-count="3" meta:paragraph-count="80" meta:word-count="1090" meta:character-count="6486" meta:non-whitespace-character-count="5314"/>
  </office:meta>
</office:document-meta>
</file>